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ven Köppel ist Physiker und entwickelt seit fünf Jahren eLearning-Software in den Naturwissenschaften der Goethe-Universität Frankfurt. Open-Source, organisatorische Transparenz und die Verwendung aktuellster offener Technologien sind die Grundsäulen seiner Arbeit. Sven Köppel entwickelte 2008 die Life Sciences-Suchplattform BioKemika und leitet seit 2010 die eLearning-Abteilung des Fachbereichs Physik. Er erfand die mit dem Hessischen Hochschulpreis für Exzellenz in der Lehre gekrönte Podcast-Wiki neu und leitete 2012 das Entwicklerteam für die Mathematik-Kollaborationssoftware POKAL. Sven Köppel studiert Physik und Informatik im Master an der Uni Frankfurt.</text:p>
      <text:p text:style-name="Standard"/>
      <text:p text:style-name="Standard">Website: <text:a xlink:type="simple" xlink:href="http://th.physik.uni-frankfurt.de/~koeppel">http://th.physik.uni-frankfurt.de/~koeppel</text:a> </text:p>
      <text:p text:style-name="Standard"/>
      <text:p text:style-name="Standard"/>
      <text:p text:style-name="Standard">Zeichen: 7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Köppel</meta:initial-creator>
    <meta:creation-date>2013-06-19T16:12:41.40</meta:creation-date>
    <dc:date>2013-06-22T14:07:46.78</dc:date>
    <dc:creator>Sven Köppel</dc:creator>
    <meta:editing-duration>PT7M13S</meta:editing-duration>
    <meta:editing-cycles>5</meta:editing-cycles>
    <meta:generator>OpenOffice.org/3.4.1$Win32 OpenOffice.org_project/341m1$Build-9593</meta:generator>
    <meta:document-statistic meta:table-count="0" meta:image-count="0" meta:object-count="0" meta:page-count="1" meta:paragraph-count="3" meta:word-count="87" meta:character-count="732"/>
  </office:meta>
</office:document-meta>
</file>